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32</text:p>
      <text:p text:style-name="Standard"/>
      <text:p text:style-name="Standard">Demandeur : LE MEN Mathieu</text:p>
      <text:p text:style-name="Standard">Adresse : 11RUE ENEZ HYARD<text:line-break/>22610 KERBORS</text:p>
      <text:p text:style-name="Standard">Cédant : EARL ENEZ HYAR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KERBORS</text:p>
      <text:p text:style-name="Standard"/>
      <text:p text:style-name="Standard"/>
      <text:p text:style-name="Standard"/>
      <text:p text:style-name="P1">Dossier n° : C22250332</text:p>
      <text:p text:style-name="P1"/>
      <text:p text:style-name="P1">Demandeur : LE MEN Mathieu</text:p>
      <text:p text:style-name="P1">Adresse : 11RUE ENEZ HYARD<text:line-break/>22610 KERBORS</text:p>
      <text:p text:style-name="P1">Cédant : EARL ENEZ HYAR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KERBORS</text:p>
      <text:p text:style-name="P1"/>
      <text:p text:style-name="P1"/>
      <text:p text:style-name="P1">Parcelles : A930 - A923 - A924 - A929 - A931 - A1697 - A1699 - A921 - A925 - A946 - A1098 - B2 - B4 - B10 - B888 - A416 - A417 - A447 - A450 - A452 - A453 - A454 - A455 - A456 - A457 - A1195 - A1197 - A1199 - A1260 - A1262 - A1265 - A919 - A920 - B678 - B680 - B887 - B889 - A444 - A445 - A446 - A448 - A449 - A926 - B57 - B58 - B63 - B64 - B657 - B659 - B661 - A74 - A424 - A1012 - A1191 - A1193 - B35 - B49 - A79 - A80 - A82 - A83 - A1710 - B123 - B124 - B241</text:p>
      <text:p text:style-name="P1">Superficie : 33,3391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